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5e6e87" draw:textarea-horizontal-align="justify" draw:textarea-vertical-align="middle" draw:auto-grow-height="false" fo:min-height="7.751cm" fo:min-width="7.501cm"/>
    </style:style>
    <style:style style:name="gr2" style:family="graphic" style:parent-style-name="standard">
      <style:graphic-properties svg:stroke-width="0.152cm" svg:stroke-color="#ffffff" draw:marker-start-width="0.66cm" draw:marker-end-width="0.66cm" draw:fill="none" draw:textarea-horizontal-align="justify" draw:textarea-vertical-align="middle" draw:auto-grow-height="false" fo:min-height="6.558cm" fo:min-width="6.308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ce181e" fo:min-height="2.29cm"/>
    </style:style>
    <style:style style:name="gr4" style:family="graphic" style:parent-style-name="standard">
      <style:graphic-properties draw:stroke="none" svg:stroke-color="#000000" draw:fill="none" draw:fill-color="#ffffff" fo:min-height="2.715cm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671cm" fo:min-width="3.791cm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808cm" fo:min-width="2.435cm"/>
    </style:style>
    <style:style style:name="gr7" style:family="graphic" style:parent-style-name="standard">
      <style:graphic-properties draw:stroke="solid" svg:stroke-width="0.152cm" svg:stroke-color="#ffffff" draw:marker-start-width="0.66cm" draw:marker-end-width="0.66cm" draw:fill="solid" draw:fill-color="#ffffff" draw:textarea-horizontal-align="justify" draw:textarea-vertical-align="middle" draw:auto-grow-height="false" fo:min-height="1.884cm" fo:min-width="4.174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342cm" fo:min-width="3.092cm"/>
    </style:style>
    <style:style style:name="gr10" style:family="graphic" style:parent-style-name="standard">
      <style:graphic-properties draw:stroke="none" svg:stroke-color="#3465a4" draw:fill="solid" draw:fill-color="#5e6e87" draw:textarea-horizontal-align="justify" draw:textarea-vertical-align="middle" draw:auto-grow-height="false" fo:min-height="1.973cm" fo:min-width="0.834cm"/>
    </style:style>
    <style:style style:name="P1" style:family="paragraph">
      <loext:graphic-properties draw:fill="solid" draw:fill-color="#5e6e8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ffff" style:font-name="LKLUG" fo:font-size="80pt" style:font-size-asian="18pt" style:font-size-complex="18pt"/>
    </style:style>
    <style:style style:name="P4" style:family="paragraph">
      <loext:graphic-properties draw:fill="none" draw:fill-color="#ce181e"/>
      <style:paragraph-properties fo:text-align="center"/>
      <style:text-properties fo:color="#ffffff" style:font-name="LKLUG" fo:font-size="80pt" style:font-size-asian="18pt" style:font-size-complex="18pt"/>
    </style:style>
    <style:style style:name="P5" style:family="paragraph">
      <style:paragraph-properties fo:text-align="center"/>
      <style:text-properties fo:color="#ffffff" style:font-name="LKLUG" fo:font-size="6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LKLUG" fo:font-size="60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color="#5e6e87" style:font-name="LKLUG" fo:font-size="5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style:font-name="LKLUG" fo:font-size="80pt" style:font-size-asian="18pt" style:font-size-complex="18pt"/>
    </style:style>
    <style:style style:name="T2" style:family="text">
      <style:text-properties style:font-name="LKLUG" fo:font-size="60pt"/>
    </style:style>
    <style:style style:name="T3" style:family="text">
      <style:text-properties fo:color="#5e6e87" style:font-name="LKLUG"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001cm" svg:height="8.001cm" svg:x="1.381cm" svg:y="1.635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96cm" svg:height="6.96cm" svg:x="1.916cm" svg:y="2.1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58cm" svg:height="3.866cm" svg:x="2.016cm" svg:y="2.797cm">
            <draw:text-box>
              <text:p text:style-name="P3"><text:span text:style-name="T1">EMU</text:span></text:p>
            </draw:text-box>
          </draw:frame>
          <draw:frame draw:style-name="gr4" draw:text-style-name="P6" draw:layer="layout" svg:width="7.112cm" svg:height="2.965cm" svg:x="1.862cm" svg:y="5.991cm">
            <draw:text-box>
              <text:p text:style-name="P5"><text:span text:style-name="T2">nexus</text:span></text:p>
            </draw:text-box>
          </draw:frame>
        </draw:g>
        <draw:g>
          <draw:custom-shape draw:style-name="gr1" draw:text-style-name="P1" draw:layer="layout" svg:width="8.001cm" svg:height="8.001cm" svg:x="10.525cm" svg:y="1.7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96cm" svg:height="6.96cm" svg:x="11.06cm" svg:y="2.2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.291cm" svg:height="2.921cm" svg:x="12.43cm" svg:y="5.5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869cm" svg:height="3.175cm" svg:x="11.641cm" svg:y="2.90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8.001cm" svg:height="8.001cm" svg:x="1.889cm" svg:y="11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96cm" svg:height="6.96cm" svg:x="2.424cm" svg:y="12.2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826cm" svg:height="2.286cm" svg:x="3.54cm" svg:y="14.46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4.318cm" svg:height="2.77cm" svg:x="3.794cm" svg:y="14.843cm">
            <draw:text-box>
              <text:p text:style-name="P9"><text:span text:style-name="T3">PDF</text:span></text:p>
              <text:p text:style-name="P9"/>
            </draw:text-box>
          </draw:frame>
        </draw:g>
        <draw:g>
          <draw:custom-shape draw:style-name="gr1" draw:text-style-name="P1" draw:layer="layout" svg:width="8.001cm" svg:height="8.001cm" svg:x="11.414cm" svg:y="11.5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96cm" svg:height="6.96cm" svg:x="11.949cm" svg:y="12.07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4.318cm" svg:height="2.77cm" svg:x="13.319cm" svg:y="14.716cm">
            <draw:text-box>
              <text:p text:style-name="P9"><text:span text:style-name="T3">PDF</text:span></text:p>
              <text:p text:style-name="P9"/>
            </draw:text-box>
          </draw:frame>
          <draw:custom-shape draw:style-name="gr9" draw:text-style-name="P7" draw:layer="layout" svg:width="5.08cm" svg:height="5.08cm" svg:x="12.938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2.667cm" svg:height="2.54cm" svg:x="14.081cm" svg:y="14.58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19-08-12T12:21:42.913738781</dc:date>
    <meta:editing-duration>PT34M19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